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ds-cfg-minimum-password-difference</text:p>
          </table:table-cell>
          <table:table-cell table:number-columns-repeated="254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s-cfg-minimum-unique-characters</text:p>
          </table:table-cell>
          <table:table-cell table:number-columns-repeated="254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ds-cfg-maximum-consecutive-length</text:p>
          </table:table-cell>
          <table:table-cell table:number-columns-repeated="254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ds-cfg-case-sensitive-validation</text:p>
          </table:table-cell>
          <table:table-cell table:number-columns-repeated="254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ds-cfg-virtual-attribute-class</text:p>
          </table:table-cell>
          <table:table-cell table:number-columns-repeated="254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ds-cfg-virtual-attribute-enabled</text:p>
          </table:table-cell>
          <table:table-cell table:number-columns-repeated="254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ds-cfg-virtual-attribute-type</text:p>
          </table:table-cell>
          <table:table-cell table:number-columns-repeated="254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ds-cfg-virtual-attribute-base-dn</text:p>
          </table:table-cell>
          <table:table-cell table:number-columns-repeated="254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ds-cfg-virtual-attribute-group-dn</text:p>
          </table:table-cell>
          <table:table-cell table:number-columns-repeated="254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ds-cfg-virtual-attribute-filter</text:p>
          </table:table-cell>
          <table:table-cell table:number-columns-repeated="254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ds-cfg-virtual-attribute-conflict-behavior</text:p>
          </table:table-cell>
          <table:table-cell table:number-columns-repeated="254"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ds-task-initialize-domain-dn</text:p>
          </table:table-cell>
          <table:table-cell table:number-columns-repeated="254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ds-task-initialize-replica-server-id</text:p>
          </table:table-cell>
          <table:table-cell table:number-columns-repeated="254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ds-task-unprocessed-entry-count</text:p>
          </table:table-cell>
          <table:table-cell table:number-columns-repeated="254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ds-task-processed-entry-count</text:p>
          </table:table-cell>
          <table:table-cell table:number-columns-repeated="254"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ds-cfg-dictionary-file</text:p>
          </table:table-cell>
          <table:table-cell table:number-columns-repeated="254"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ds-cfg-test-reversed-password</text:p>
          </table:table-cell>
          <table:table-cell table:number-columns-repeated="254"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ds-cfg-character-set</text:p>
          </table:table-cell>
          <table:table-cell table:number-columns-repeated="254"/>
        </table:table-row>
        <table:table-row table:style-name="ro2">
          <table:table-cell office:value-type="float" office:value="339">
            <text:p>339</text:p>
          </table:table-cell>
          <table:table-cell office:value-type="string">
            <text:p>ds-cfg-allow-unclassified-characters</text:p>
          </table:table-cell>
          <table:table-cell table:number-columns-repeated="254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ds-task-rebuild-base-dn</text:p>
          </table:table-cell>
          <table:table-cell table:number-columns-repeated="254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ds-task-rebuild-index</text:p>
          </table:table-cell>
          <table:table-cell table:number-columns-repeated="254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ds-task-rebuild-max-threads</text:p>
          </table:table-cell>
          <table:table-cell table:number-columns-repeated="254"/>
        </table:table-row>
        <table:table-row table:style-name="ro4">
          <table:table-cell office:value-type="float" office:value="343">
            <text:p>343</text:p>
          </table:table-cell>
          <table:table-cell office:value-type="string">
            <text:p>ds-target-group-dn</text:p>
          </table:table-cell>
          <table:table-cell table:number-columns-repeated="254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ds-cfg-virtual-attribute-value</text:p>
          </table:table-cell>
          <table:table-cell table:number-columns-repeated="254"/>
        </table:table-row>
        <table:table-row table:style-name="ro2" table:number-rows-repeated="6518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cfg-similarity-based-password-validator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unique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epeated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virtual-attribute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task-initialize-from-remote-replica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task-initialize-remote-replica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multimaster-synchronization-provider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cfg-dictionary-password-validator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cfg-attribute-value-password-validator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character-set-password-validator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rebuild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virtual-static-group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cfg-user-defined-virtual-attribute</text:p>
          </table:table-cell>
          <table:table-cell table:number-columns-repeated="254"/>
        </table:table-row>
        <table:table-row table:style-name="ro2" table:number-rows-repeated="654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syntax-dseecompat-aci</text:p>
          </table:table-cell>
          <table:table-cell table:number-columns-repeated="254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2">04/12/2007</text:date>, <text:time>17:4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1$Build-9129</meta:generator>
    <meta:initial-creator>Neil Wilson</meta:initial-creator>
    <meta:creation-date>2006-02-08T14:07:35</meta:creation-date>
    <dc:creator>Neil Wilson</dc:creator>
    <dc:date>2007-04-12T17:46:30</dc:date>
    <dc:language>en-US</dc:language>
    <meta:editing-cycles>148</meta:editing-cycles>
    <meta:editing-duration>P1DT22H47M16S</meta:editing-duration>
    <meta:user-defined meta:name="Info 1"/>
    <meta:user-defined meta:name="Info 2"/>
    <meta:user-defined meta:name="Info 3"/>
    <meta:user-defined meta:name="Info 4"/>
    <meta:document-statistic meta:table-count="10" meta:cell-count="1083"/>
  </office:meta>
</office:document-meta>
</file>